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Input file</text:p>
          </table:table-cell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Time in sec exp1</text:p>
          </table:table-cell>
          <table:table-cell table:style-name="ce1" office:value-type="string" calcext:value-type="string">
            <text:p>Time in sec exp2</text:p>
          </table:table-cell>
          <table:table-cell table:style-name="ce1" office:value-type="string" calcext:value-type="string">
            <text:p>Time in sec exp3</text:p>
          </table:table-cell>
          <table:table-cell table:style-name="ce1"/>
        </table:table-row>
        <table:table-row table:style-name="ro1">
          <table:table-cell table:style-name="ce4" office:value-type="string" calcext:value-type="string" table:number-columns-spanned="1" table:number-rows-spanned="30">
            <text:p>Bubble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61846" calcext:value-type="float">
            <text:p>0.061846</text:p>
          </table:table-cell>
          <table:table-cell office:value-type="float" office:value="0.081934" calcext:value-type="float">
            <text:p>0.081934</text:p>
          </table:table-cell>
          <table:table-cell office:value-type="float" office:value="0.061969" calcext:value-type="float">
            <text:p>0.06196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227516" calcext:value-type="float">
            <text:p>0.2275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505811" calcext:value-type="float">
            <text:p>0.505811</text:p>
          </table:table-cell>
          <table:table-cell office:value-type="float" office:value="0.499536" calcext:value-type="float">
            <text:p>0.49953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888522" calcext:value-type="float">
            <text:p>0.888522</text:p>
          </table:table-cell>
          <table:table-cell office:value-type="float" office:value="0.8915" calcext:value-type="float">
            <text:p>0.891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.391027" calcext:value-type="float">
            <text:p>1.391027</text:p>
          </table:table-cell>
          <table:table-cell office:value-type="float" office:value="1.400637" calcext:value-type="float">
            <text:p>1.40063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2.001746" calcext:value-type="float">
            <text:p>2.001746</text:p>
          </table:table-cell>
          <table:table-cell office:value-type="float" office:value="2.011287" calcext:value-type="float">
            <text:p>2.01128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2.714496" calcext:value-type="float">
            <text:p>2.714496</text:p>
          </table:table-cell>
          <table:table-cell office:value-type="float" office:value="2.724456" calcext:value-type="float">
            <text:p>2.72445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3.577409" calcext:value-type="float">
            <text:p>3.57740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4.488815" calcext:value-type="float">
            <text:p>4.488815</text:p>
          </table:table-cell>
          <table:table-cell office:value-type="float" office:value="4.471542" calcext:value-type="float">
            <text:p>4.47154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.586686" calcext:value-type="float">
            <text:p>5.586686</text:p>
          </table:table-cell>
          <table:table-cell office:value-type="float" office:value="5.522521" calcext:value-type="float">
            <text:p>5.522521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41425 seconds</text:p>
          </table:table-cell>
          <table:table-cell office:value-type="string" calcext:value-type="string">
            <text:p>0.144426 seconds</text:p>
          </table:table-cell>
          <table:table-cell office:value-type="string" calcext:value-type="string">
            <text:p>0.146900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56595" calcext:value-type="float">
            <text:p>0.5659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.280764" calcext:value-type="float">
            <text:p>1.280764</text:p>
          </table:table-cell>
          <table:table-cell office:value-type="float" office:value="1.286346" calcext:value-type="float">
            <text:p>1.28634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.318525" calcext:value-type="float">
            <text:p>2.318525</text:p>
          </table:table-cell>
          <table:table-cell office:value-type="float" office:value="2.267443" calcext:value-type="float">
            <text:p>2.26744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54463" calcext:value-type="float">
            <text:p>3.54463</text:p>
          </table:table-cell>
          <table:table-cell office:value-type="float" office:value="3.563001" calcext:value-type="float">
            <text:p>3.56300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5.160104" calcext:value-type="float">
            <text:p>5.160104</text:p>
          </table:table-cell>
          <table:table-cell office:value-type="float" office:value="5.117385" calcext:value-type="float">
            <text:p>5.11738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6.994393" calcext:value-type="float">
            <text:p>6.994393</text:p>
          </table:table-cell>
          <table:table-cell office:value-type="float" office:value="7.038098" calcext:value-type="float">
            <text:p>7.03809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.065551" calcext:value-type="float">
            <text:p>9.065551</text:p>
          </table:table-cell>
          <table:table-cell office:value-type="float" office:value="9.125033" calcext:value-type="float">
            <text:p>9.12503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1.589056" calcext:value-type="float">
            <text:p>11.58905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4.329203" calcext:value-type="float">
            <text:p>14.329203</text:p>
          </table:table-cell>
          <table:table-cell office:value-type="float" office:value="14.210914" calcext:value-type="float">
            <text:p>14.210914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2198 seconds</text:p>
          </table:table-cell>
          <table:table-cell office:value-type="string" calcext:value-type="string">
            <text:p>0.122949 seconds</text:p>
          </table:table-cell>
          <table:table-cell office:value-type="string" calcext:value-type="string">
            <text:p>0.111306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599669" calcext:value-type="float">
            <text:p>0.59966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.500944" calcext:value-type="float">
            <text:p>1.500944</text:p>
          </table:table-cell>
          <table:table-cell office:value-type="float" office:value="1.493721" calcext:value-type="float">
            <text:p>1.49372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.74109" calcext:value-type="float">
            <text:p>2.74109</text:p>
          </table:table-cell>
          <table:table-cell office:value-type="float" office:value="2.739299" calcext:value-type="float">
            <text:p>2.73929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.330676" calcext:value-type="float">
            <text:p>4.330676</text:p>
          </table:table-cell>
          <table:table-cell office:value-type="float" office:value="4.34615" calcext:value-type="float">
            <text:p>4.3461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6.300848" calcext:value-type="float">
            <text:p>6.300848</text:p>
          </table:table-cell>
          <table:table-cell office:value-type="float" office:value="6.304968" calcext:value-type="float">
            <text:p>6.30496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8.74606" calcext:value-type="float">
            <text:p>8.74606</text:p>
          </table:table-cell>
          <table:table-cell office:value-type="float" office:value="8.67444" calcext:value-type="float">
            <text:p>8.6744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1.348879" calcext:value-type="float">
            <text:p>11.348879</text:p>
          </table:table-cell>
          <table:table-cell office:value-type="float" office:value="11.539772" calcext:value-type="float">
            <text:p>11.53977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4.424667" calcext:value-type="float">
            <text:p>14.42466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8.061325" calcext:value-type="float">
            <text:p>18.06132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30">
            <text:p>Insertion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.000098" calcext:value-type="float">
            <text:p>0.00009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194" calcext:value-type="float">
            <text:p>0.00019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table:number-columns-repeated="2" office:value-type="float" office:value="0.000059" calcext:value-type="float">
            <text:p>0.000059</text:p>
          </table:table-cell>
          <table:table-cell office:value-type="float" office:value="0.000065" calcext:value-type="float">
            <text:p>0.00006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77" calcext:value-type="float">
            <text:p>0.00007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099" calcext:value-type="float">
            <text:p>0.00009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19" calcext:value-type="float">
            <text:p>0.00011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35" calcext:value-type="float">
            <text:p>0.00013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53" calcext:value-type="float">
            <text:p>0.00015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81" calcext:value-type="float">
            <text:p>0.00018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6408" calcext:value-type="float">
            <text:p>0.076408</text:p>
          </table:table-cell>
          <table:table-cell office:value-type="float" office:value="0.078735" calcext:value-type="float">
            <text:p>0.078735</text:p>
          </table:table-cell>
          <table:table-cell office:value-type="float" office:value="0.077984" calcext:value-type="float">
            <text:p>0.07798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290357" calcext:value-type="float">
            <text:p>0.29035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645181" calcext:value-type="float">
            <text:p>0.645181</text:p>
          </table:table-cell>
          <table:table-cell office:value-type="float" office:value="0.649113" calcext:value-type="float">
            <text:p>0.64911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1.15465" calcext:value-type="float">
            <text:p>1.15465</text:p>
          </table:table-cell>
          <table:table-cell office:value-type="float" office:value="1.141107" calcext:value-type="float">
            <text:p>1.14110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.785426" calcext:value-type="float">
            <text:p>1.785426</text:p>
          </table:table-cell>
          <table:table-cell office:value-type="float" office:value="1.789711" calcext:value-type="float">
            <text:p>1.78971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2.584887" calcext:value-type="float">
            <text:p>2.584887</text:p>
          </table:table-cell>
          <table:table-cell office:value-type="float" office:value="2.585913" calcext:value-type="float">
            <text:p>2.58591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3.487112" calcext:value-type="float">
            <text:p>3.487112</text:p>
          </table:table-cell>
          <table:table-cell office:value-type="float" office:value="3.523887" calcext:value-type="float">
            <text:p>3.52388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4.520028" calcext:value-type="float">
            <text:p>4.520028</text:p>
          </table:table-cell>
          <table:table-cell office:value-type="float" office:value="4.566551" calcext:value-type="float">
            <text:p>4.56655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5.73625" calcext:value-type="float">
            <text:p>5.73625</text:p>
          </table:table-cell>
          <table:table-cell office:value-type="float" office:value="5.795733" calcext:value-type="float">
            <text:p>5.79573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.074651" calcext:value-type="float">
            <text:p>7.074651</text:p>
          </table:table-cell>
          <table:table-cell office:value-type="float" office:value="7.154246" calcext:value-type="float">
            <text:p>7.154246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2651" calcext:value-type="float">
            <text:p>0.042651</text:p>
          </table:table-cell>
          <table:table-cell office:value-type="float" office:value="0.046048" calcext:value-type="float">
            <text:p>0.046048</text:p>
          </table:table-cell>
          <table:table-cell office:value-type="float" office:value="0.041782" calcext:value-type="float">
            <text:p>0.04178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153084" calcext:value-type="float">
            <text:p>0.15308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321644" calcext:value-type="float">
            <text:p>0.321644</text:p>
          </table:table-cell>
          <table:table-cell office:value-type="float" office:value="0.321856" calcext:value-type="float">
            <text:p>0.32185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580095" calcext:value-type="float">
            <text:p>0.580095</text:p>
          </table:table-cell>
          <table:table-cell office:value-type="float" office:value="0.583789" calcext:value-type="float">
            <text:p>0.58378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911984" calcext:value-type="float">
            <text:p>0.911984</text:p>
          </table:table-cell>
          <table:table-cell office:value-type="float" office:value="0.896375" calcext:value-type="float">
            <text:p>0.89637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287392" calcext:value-type="float">
            <text:p>1.287392</text:p>
          </table:table-cell>
          <table:table-cell office:value-type="float" office:value="1.287216" calcext:value-type="float">
            <text:p>1.2872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.759742" calcext:value-type="float">
            <text:p>1.759742</text:p>
          </table:table-cell>
          <table:table-cell office:value-type="float" office:value="1.752615" calcext:value-type="float">
            <text:p>1.75261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2.276374" calcext:value-type="float">
            <text:p>2.276374</text:p>
          </table:table-cell>
          <table:table-cell office:value-type="float" office:value="2.28902" calcext:value-type="float">
            <text:p>2.2890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2.874093" calcext:value-type="float">
            <text:p>2.874093</text:p>
          </table:table-cell>
          <table:table-cell office:value-type="float" office:value="2.870261" calcext:value-type="float">
            <text:p>2.87026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.542141" calcext:value-type="float">
            <text:p>3.542141</text:p>
          </table:table-cell>
          <table:table-cell office:value-type="float" office:value="3.571556" calcext:value-type="float">
            <text:p>3.57155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0">
            <text:p>Merge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2875" calcext:value-type="float">
            <text:p>0.00287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.002949" calcext:value-type="float">
            <text:p>0.00294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23" calcext:value-type="float">
            <text:p>0.00362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5749" calcext:value-type="float">
            <text:p>0.00574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8884" calcext:value-type="float">
            <text:p>0.008884</text:p>
          </table:table-cell>
          <table:table-cell office:value-type="float" office:value="0.009428" calcext:value-type="float">
            <text:p>0.00942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5934" calcext:value-type="float">
            <text:p>0.015934</text:p>
          </table:table-cell>
          <table:table-cell office:value-type="float" office:value="0.011833" calcext:value-type="float">
            <text:p>0.01183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8089" calcext:value-type="float">
            <text:p>0.018089</text:p>
          </table:table-cell>
          <table:table-cell office:value-type="float" office:value="0.017783" calcext:value-type="float">
            <text:p>0.01778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20596" calcext:value-type="float">
            <text:p>0.020596</text:p>
          </table:table-cell>
          <table:table-cell office:value-type="float" office:value="0.024762" calcext:value-type="float">
            <text:p>0.02476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29998" calcext:value-type="float">
            <text:p>0.02999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32249" calcext:value-type="float">
            <text:p>0.032249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841 seconds </text:p>
          </table:table-cell>
          <table:table-cell office:value-type="string" calcext:value-type="string">
            <text:p>0.002794 seconds </text:p>
          </table:table-cell>
          <table:table-cell office:value-type="string" calcext:value-type="string">
            <text:p>0.002844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677" calcext:value-type="float">
            <text:p>0.00267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5728" calcext:value-type="float">
            <text:p>0.00572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016965" calcext:value-type="float">
            <text:p>0.016965</text:p>
          </table:table-cell>
          <table:table-cell office:value-type="float" office:value="0.006058" calcext:value-type="float">
            <text:p>0.0060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8798" calcext:value-type="float">
            <text:p>0.008798</text:p>
          </table:table-cell>
          <table:table-cell office:value-type="float" office:value="0.009494" calcext:value-type="float">
            <text:p>0.00949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6078" calcext:value-type="float">
            <text:p>0.01607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7911" calcext:value-type="float">
            <text:p>0.017911</text:p>
          </table:table-cell>
          <table:table-cell office:value-type="float" office:value="0.017788" calcext:value-type="float">
            <text:p>0.0177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21717" calcext:value-type="float">
            <text:p>0.021717</text:p>
          </table:table-cell>
          <table:table-cell office:value-type="float" office:value="0.026757" calcext:value-type="float">
            <text:p>0.02675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5257" calcext:value-type="float">
            <text:p>0.02525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30316" calcext:value-type="float">
            <text:p>0.030316</text:p>
          </table:table-cell>
          <table:table-cell office:value-type="float" office:value="0.029951" calcext:value-type="float">
            <text:p>0.029951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553" calcext:value-type="float">
            <text:p>0.003553</text:p>
          </table:table-cell>
          <table:table-cell office:value-type="string" calcext:value-type="string">
            <text:p>0.002984 seconds </text:p>
          </table:table-cell>
          <table:table-cell office:value-type="string" calcext:value-type="string">
            <text:p>0.004028 seconds 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12507" calcext:value-type="float">
            <text:p>0.012507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14014" calcext:value-type="float">
            <text:p>0.01401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5578" calcext:value-type="float">
            <text:p>0.005578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5286" calcext:value-type="float">
            <text:p>0.00528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14307" calcext:value-type="float">
            <text:p>0.014307</text:p>
          </table:table-cell>
          <table:table-cell office:value-type="float" office:value="0.016562" calcext:value-type="float">
            <text:p>0.016562</text:p>
          </table:table-cell>
          <table:table-cell office:value-type="float" office:value="0.007978" calcext:value-type="float">
            <text:p>0.00797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12075" calcext:value-type="float">
            <text:p>0.012075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4342" calcext:value-type="float">
            <text:p>0.01434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.015451" calcext:value-type="float">
            <text:p>0.01545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24915" calcext:value-type="float">
            <text:p>0.024915</text:p>
          </table:table-cell>
          <table:table-cell office:value-type="float" office:value="0.027239" calcext:value-type="float">
            <text:p>0.02723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24107" calcext:value-type="float">
            <text:p>0.024107</text:p>
          </table:table-cell>
          <table:table-cell office:value-type="float" office:value="0.028191" calcext:value-type="float">
            <text:p>0.02819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28532" calcext:value-type="float">
            <text:p>0.028532</text:p>
          </table:table-cell>
          <table:table-cell office:value-type="float" office:value="0.02964" calcext:value-type="float">
            <text:p>0.0296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36483" calcext:value-type="float">
            <text:p>0.036483</text:p>
          </table:table-cell>
          <table:table-cell office:value-type="float" office:value="0.034916" calcext:value-type="float">
            <text:p>0.03491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0">
            <text:p>Heap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003297" calcext:value-type="float">
            <text:p>0.003297</text:p>
          </table:table-cell>
          <table:table-cell office:value-type="float" office:value="0.004103" calcext:value-type="float">
            <text:p>0.004103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082" calcext:value-type="float">
            <text:p>0.00308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03294" calcext:value-type="float">
            <text:p>0.00329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5013" calcext:value-type="float">
            <text:p>0.00501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7158" calcext:value-type="float">
            <text:p>0.007158</text:p>
          </table:table-cell>
          <table:table-cell office:value-type="float" office:value="0.006078" calcext:value-type="float">
            <text:p>0.00607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4887" calcext:value-type="float">
            <text:p>0.014887</text:p>
          </table:table-cell>
          <table:table-cell office:value-type="float" office:value="0.008198" calcext:value-type="float">
            <text:p>0.008198</text:p>
          </table:table-cell>
          <table:table-cell office:value-type="float" office:value="0.006988" calcext:value-type="float">
            <text:p>0.0069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.009448" calcext:value-type="float">
            <text:p>0.00944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11029" calcext:value-type="float">
            <text:p>0.01102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0.01392" calcext:value-type="float">
            <text:p>0.0139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378" calcext:value-type="float">
            <text:p>0.01378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149" calcext:value-type="float">
            <text:p>0.00314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245" calcext:value-type="float">
            <text:p>0.0024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15056" calcext:value-type="float">
            <text:p>0.015056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3247" calcext:value-type="float">
            <text:p>0.00324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.004704" calcext:value-type="float">
            <text:p>0.0047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012621" calcext:value-type="float">
            <text:p>0.01262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0986" calcext:value-type="float">
            <text:p>0.010986</text:p>
          </table:table-cell>
          <table:table-cell office:value-type="float" office:value="0.006767" calcext:value-type="float">
            <text:p>0.006767</text:p>
          </table:table-cell>
          <table:table-cell office:value-type="float" office:value="0.007137" calcext:value-type="float">
            <text:p>0.0071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010245" calcext:value-type="float">
            <text:p>0.010245</text:p>
          </table:table-cell>
          <table:table-cell office:value-type="float" office:value="0.014238" calcext:value-type="float">
            <text:p>0.01423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013802" calcext:value-type="float">
            <text:p>0.01380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17216" calcext:value-type="float">
            <text:p>0.017216</text:p>
          </table:table-cell>
          <table:table-cell office:value-type="float" office:value="0.011323" calcext:value-type="float">
            <text:p>0.01132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2406" calcext:value-type="float">
            <text:p>0.012406</text:p>
          </table:table-cell>
          <table:table-cell office:value-type="float" office:value="0.016965" calcext:value-type="float">
            <text:p>0.016965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003497" calcext:value-type="float">
            <text:p>0.00349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608" calcext:value-type="float">
            <text:p>0.0036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8891" calcext:value-type="float">
            <text:p>0.008891</text:p>
          </table:table-cell>
          <table:table-cell office:value-type="float" office:value="0.007111" calcext:value-type="float">
            <text:p>0.00711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017208" calcext:value-type="float">
            <text:p>0.017208</text:p>
          </table:table-cell>
          <table:table-cell office:value-type="float" office:value="0.00739" calcext:value-type="float">
            <text:p>0.0073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0.008378" calcext:value-type="float">
            <text:p>0.00837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0468" calcext:value-type="float">
            <text:p>0.010468</text:p>
          </table:table-cell>
          <table:table-cell office:value-type="float" office:value="0.01045" calcext:value-type="float">
            <text:p>0.0104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2853" calcext:value-type="float">
            <text:p>0.012853</text:p>
          </table:table-cell>
          <table:table-cell office:value-type="float" office:value="0.013167" calcext:value-type="float">
            <text:p>0.01316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14623" calcext:value-type="float">
            <text:p>0.014623</text:p>
          </table:table-cell>
          <table:table-cell office:value-type="float" office:value="0.012636" calcext:value-type="float">
            <text:p>0.01263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15658" calcext:value-type="float">
            <text:p>0.015658</text:p>
          </table:table-cell>
          <table:table-cell office:value-type="float" office:value="0.015984" calcext:value-type="float">
            <text:p>0.01598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0.017908" calcext:value-type="float">
            <text:p>0.01790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0">
            <text:p>Radix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2744" calcext:value-type="float">
            <text:p>0.00274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91" calcext:value-type="float">
            <text:p>0.00209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1786" calcext:value-type="float">
            <text:p>0.00178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2347" calcext:value-type="float">
            <text:p>0.00234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2846" calcext:value-type="float">
            <text:p>0.00284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522" calcext:value-type="float">
            <text:p>0.00352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0387" calcext:value-type="float">
            <text:p>0.010387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009212" calcext:value-type="float">
            <text:p>0.00921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4676" calcext:value-type="float">
            <text:p>0.00467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9202" calcext:value-type="float">
            <text:p>0.009202</text:p>
          </table:table-cell>
          <table:table-cell office:value-type="float" office:value="0.006341" calcext:value-type="float">
            <text:p>0.00634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334" calcext:value-type="float">
            <text:p>0.008334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741" calcext:value-type="float">
            <text:p>0.00274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02193" calcext:value-type="float">
            <text:p>0.00219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5216" calcext:value-type="float">
            <text:p>0.005216</text:p>
          </table:table-cell>
          <table:table-cell office:value-type="float" office:value="0.010787" calcext:value-type="float">
            <text:p>0.010787</text:p>
          </table:table-cell>
          <table:table-cell office:value-type="float" office:value="0.001767" calcext:value-type="float">
            <text:p>0.00176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.002388" calcext:value-type="float">
            <text:p>0.0023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2842" calcext:value-type="float">
            <text:p>0.002842</text:p>
          </table:table-cell>
          <table:table-cell office:value-type="float" office:value="0.00279" calcext:value-type="float">
            <text:p>0.0027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582" calcext:value-type="float">
            <text:p>0.00358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0.008757" calcext:value-type="float">
            <text:p>0.00875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06825" calcext:value-type="float">
            <text:p>0.00682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06219" calcext:value-type="float">
            <text:p>0.00621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0.006986" calcext:value-type="float">
            <text:p>0.006986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2784" calcext:value-type="float">
            <text:p>0.00278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214" calcext:value-type="float">
            <text:p>0.0021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1737" calcext:value-type="float">
            <text:p>0.0017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292" calcext:value-type="float">
            <text:p>0.00229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002746" calcext:value-type="float">
            <text:p>0.00274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4514" calcext:value-type="float">
            <text:p>0.00451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3689" calcext:value-type="float">
            <text:p>0.00368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0.004258" calcext:value-type="float">
            <text:p>0.0042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4999" calcext:value-type="float">
            <text:p>0.004999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0.005221" calcext:value-type="float">
            <text:p>0.00522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006009" calcext:value-type="float">
            <text:p>0.0060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0.005779" calcext:value-type="float">
            <text:p>0.0057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Pivot firs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172" calcext:value-type="float">
            <text:p>0.160172</text:p>
          </table:table-cell>
          <table:table-cell office:value-type="float" office:value="0.162516" calcext:value-type="float">
            <text:p>0.162516</text:p>
          </table:table-cell>
          <table:table-cell office:value-type="float" office:value="0.165804" calcext:value-type="float">
            <text:p>0.16580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636738" calcext:value-type="float">
            <text:p>0.636738</text:p>
          </table:table-cell>
          <table:table-cell office:value-type="float" office:value="0.611016" calcext:value-type="float">
            <text:p>0.6110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.373437" calcext:value-type="float">
            <text:p>1.373437</text:p>
          </table:table-cell>
          <table:table-cell office:value-type="float" office:value="1.388014" calcext:value-type="float">
            <text:p>1.38801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.399101" calcext:value-type="float">
            <text:p>2.39910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729022" calcext:value-type="float">
            <text:p>3.729022</text:p>
          </table:table-cell>
          <table:table-cell office:value-type="float" office:value="3.744216" calcext:value-type="float">
            <text:p>3.7442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5.3463" calcext:value-type="float">
            <text:p>5.3463</text:p>
          </table:table-cell>
          <table:table-cell office:value-type="float" office:value="5.416164" calcext:value-type="float">
            <text:p>5.41616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7.283068" calcext:value-type="float">
            <text:p>7.28306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.476744" calcext:value-type="float">
            <text:p>9.47674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2.06741" calcext:value-type="float">
            <text:p>12.0674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4.737005" calcext:value-type="float">
            <text:p>14.737005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7235" calcext:value-type="float">
            <text:p>0.107235</text:p>
          </table:table-cell>
          <table:table-cell office:value-type="float" office:value="0.104514" calcext:value-type="float">
            <text:p>0.104514</text:p>
          </table:table-cell>
          <table:table-cell office:value-type="float" office:value="0.104455" calcext:value-type="float">
            <text:p>0.10445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404028" calcext:value-type="float">
            <text:p>0.404028</text:p>
          </table:table-cell>
          <table:table-cell office:value-type="float" office:value="0.388027" calcext:value-type="float">
            <text:p>0.38802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874259" calcext:value-type="float">
            <text:p>0.874259</text:p>
          </table:table-cell>
          <table:table-cell office:value-type="float" office:value="0.8691" calcext:value-type="float">
            <text:p>0.869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1.505742" calcext:value-type="float">
            <text:p>1.505742</text:p>
          </table:table-cell>
          <table:table-cell office:value-type="float" office:value="1.511175" calcext:value-type="float">
            <text:p>1.51117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.36914" calcext:value-type="float">
            <text:p>2.36914</text:p>
          </table:table-cell>
          <table:table-cell office:value-type="float" office:value="2.419846" calcext:value-type="float">
            <text:p>2.41984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3.435093" calcext:value-type="float">
            <text:p>3.435093</text:p>
          </table:table-cell>
          <table:table-cell office:value-type="float" office:value="3.484416" calcext:value-type="float">
            <text:p>3.4844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4.603653" calcext:value-type="float">
            <text:p>4.60365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5.957196" calcext:value-type="float">
            <text:p>5.95719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7.738239" calcext:value-type="float">
            <text:p>7.738239</text:p>
          </table:table-cell>
          <table:table-cell office:value-type="float" office:value="7.682117" calcext:value-type="float">
            <text:p>7.68211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9.375633" calcext:value-type="float">
            <text:p>9.375633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739" calcext:value-type="float">
            <text:p>0.00373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5918" calcext:value-type="float">
            <text:p>0.005918</text:p>
          </table:table-cell>
          <table:table-cell office:value-type="float" office:value="0.006049" calcext:value-type="float">
            <text:p>0.00604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7086" calcext:value-type="float">
            <text:p>0.007086</text:p>
          </table:table-cell>
          <table:table-cell office:value-type="float" office:value="0.006462" calcext:value-type="float">
            <text:p>0.00646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0.008071" calcext:value-type="float">
            <text:p>0.00807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.009092" calcext:value-type="float">
            <text:p>0.00909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061" calcext:value-type="float">
            <text:p>0.0106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0953" calcext:value-type="float">
            <text:p>0.010953</text:p>
          </table:table-cell>
          <table:table-cell office:value-type="float" office:value="0.011688" calcext:value-type="float">
            <text:p>0.0116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25094" calcext:value-type="float">
            <text:p>0.02509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20554" calcext:value-type="float">
            <text:p>0.020554</text:p>
          </table:table-cell>
          <table:table-cell office:value-type="float" office:value="0.017431" calcext:value-type="float">
            <text:p>0.01743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5396" calcext:value-type="float">
            <text:p>0.015396</text:p>
          </table:table-cell>
          <table:table-cell office:value-type="float" office:value="0.020757" calcext:value-type="float">
            <text:p>0.02075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Random pivo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14388" calcext:value-type="float">
            <text:p>0.0143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21035" calcext:value-type="float">
            <text:p>0.02103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31708" calcext:value-type="float">
            <text:p>0.031708</text:p>
          </table:table-cell>
          <table:table-cell office:value-type="float" office:value="0.024106" calcext:value-type="float">
            <text:p>0.02410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0.034654" calcext:value-type="float">
            <text:p>0.03465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53187" calcext:value-type="float">
            <text:p>0.053187</text:p>
          </table:table-cell>
          <table:table-cell office:value-type="float" office:value="0.054256" calcext:value-type="float">
            <text:p>0.05425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53511" calcext:value-type="float">
            <text:p>0.053511</text:p>
          </table:table-cell>
          <table:table-cell office:value-type="float" office:value="0.051803" calcext:value-type="float">
            <text:p>0.05180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53527" calcext:value-type="float">
            <text:p>0.053527</text:p>
          </table:table-cell>
          <table:table-cell office:value-type="float" office:value="0.065148" calcext:value-type="float">
            <text:p>0.06514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69977" calcext:value-type="float">
            <text:p>0.06997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64557" calcext:value-type="float">
            <text:p>0.064557</text:p>
          </table:table-cell>
          <table:table-cell office:value-type="float" office:value="0.068361" calcext:value-type="float">
            <text:p>0.06836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72353" calcext:value-type="float">
            <text:p>0.072353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11469" calcext:value-type="float">
            <text:p>0.01146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31799" calcext:value-type="float">
            <text:p>0.03179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33164" calcext:value-type="float">
            <text:p>0.03316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31657" calcext:value-type="float">
            <text:p>0.031657</text:p>
          </table:table-cell>
          <table:table-cell office:value-type="float" office:value="0.039833" calcext:value-type="float">
            <text:p>0.03983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4708" calcext:value-type="float">
            <text:p>0.04708</text:p>
          </table:table-cell>
          <table:table-cell office:value-type="float" office:value="0.046097" calcext:value-type="float">
            <text:p>0.04609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64469" calcext:value-type="float">
            <text:p>0.064469</text:p>
          </table:table-cell>
          <table:table-cell office:value-type="float" office:value="0.06332" calcext:value-type="float">
            <text:p>0.0633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53611" calcext:value-type="float">
            <text:p>0.053611</text:p>
          </table:table-cell>
          <table:table-cell office:value-type="float" office:value="0.055316" calcext:value-type="float">
            <text:p>0.05531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59743" calcext:value-type="float">
            <text:p>0.05974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0.070826" calcext:value-type="float">
            <text:p>0.07082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75069" calcext:value-type="float">
            <text:p>0.075069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8064" calcext:value-type="float">
            <text:p>0.018064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0.014869" calcext:value-type="float">
            <text:p>0.01486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22154" calcext:value-type="float">
            <text:p>0.022154</text:p>
          </table:table-cell>
          <table:table-cell office:value-type="float" office:value="0.028039" calcext:value-type="float">
            <text:p>0.02803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028304" calcext:value-type="float">
            <text:p>0.0283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33947" calcext:value-type="float">
            <text:p>0.033947</text:p>
          </table:table-cell>
          <table:table-cell office:value-type="float" office:value="0.037673" calcext:value-type="float">
            <text:p>0.03767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45481" calcext:value-type="float">
            <text:p>0.045481</text:p>
          </table:table-cell>
          <table:table-cell office:value-type="float" office:value="0.043599" calcext:value-type="float">
            <text:p>0.04359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6421" calcext:value-type="float">
            <text:p>0.06421</text:p>
          </table:table-cell>
          <table:table-cell office:value-type="float" office:value="0.053039" calcext:value-type="float">
            <text:p>0.05303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57235" calcext:value-type="float">
            <text:p>0.057235</text:p>
          </table:table-cell>
          <table:table-cell office:value-type="float" office:value="0.05735" calcext:value-type="float">
            <text:p>0.0573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66316" calcext:value-type="float">
            <text:p>0.0663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74896" calcext:value-type="float">
            <text:p>0.074896</text:p>
          </table:table-cell>
          <table:table-cell office:value-type="float" office:value="0.074865" calcext:value-type="float">
            <text:p>0.07486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80891" calcext:value-type="float">
            <text:p>0.08089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Median pivo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001696" calcext:value-type="float">
            <text:p>0.00169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366" calcext:value-type="float">
            <text:p>0.00336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5172" calcext:value-type="float">
            <text:p>0.005172</text:p>
          </table:table-cell>
          <table:table-cell office:value-type="float" office:value="0.005481" calcext:value-type="float">
            <text:p>0.00548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06003" calcext:value-type="float">
            <text:p>0.00600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6555" calcext:value-type="float">
            <text:p>0.006555</text:p>
          </table:table-cell>
          <table:table-cell office:value-type="float" office:value="0.006151" calcext:value-type="float">
            <text:p>0.00615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0.006721" calcext:value-type="float">
            <text:p>0.00672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.007262" calcext:value-type="float">
            <text:p>0.0072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0.007574" calcext:value-type="float">
            <text:p>0.00757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8034" calcext:value-type="float">
            <text:p>0.008034</text:p>
          </table:table-cell>
          <table:table-cell office:value-type="float" office:value="0.007917" calcext:value-type="float">
            <text:p>0.00791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8558" calcext:value-type="float">
            <text:p>0.008558</text:p>
          </table:table-cell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288" calcext:value-type="float">
            <text:p>0.002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5737" calcext:value-type="float">
            <text:p>0.005737</text:p>
          </table:table-cell>
          <table:table-cell office:value-type="float" office:value="0.005704" calcext:value-type="float">
            <text:p>0.0057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006364" calcext:value-type="float">
            <text:p>0.00636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0.006311" calcext:value-type="float">
            <text:p>0.00631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15844" calcext:value-type="float">
            <text:p>0.015844</text:p>
          </table:table-cell>
          <table:table-cell office:value-type="float" office:value="0.008177" calcext:value-type="float">
            <text:p>0.00817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8452" calcext:value-type="float">
            <text:p>0.018452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0.013374" calcext:value-type="float">
            <text:p>0.01337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22483" calcext:value-type="float">
            <text:p>0.022483</text:p>
          </table:table-cell>
          <table:table-cell office:value-type="float" office:value="0.009156" calcext:value-type="float">
            <text:p>0.00915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0.013455" calcext:value-type="float">
            <text:p>0.01345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9648" calcext:value-type="float">
            <text:p>0.009648</text:p>
          </table:table-cell>
          <table:table-cell office:value-type="float" office:value="0.011217" calcext:value-type="float">
            <text:p>0.01121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1803" calcext:value-type="float">
            <text:p>0.011803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4287" calcext:value-type="float">
            <text:p>0.00428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12764" calcext:value-type="float">
            <text:p>0.012764</text:p>
          </table:table-cell>
          <table:table-cell office:value-type="float" office:value="0.007164" calcext:value-type="float">
            <text:p>0.00716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7447" calcext:value-type="float">
            <text:p>0.007447</text:p>
          </table:table-cell>
          <table:table-cell office:value-type="float" office:value="0.008214" calcext:value-type="float">
            <text:p>0.008214</text:p>
          </table:table-cell>
          <table:table-cell office:value-type="float" office:value="0.008131" calcext:value-type="float">
            <text:p>0.00813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21564" calcext:value-type="float">
            <text:p>0.021564</text:p>
          </table:table-cell>
          <table:table-cell office:value-type="float" office:value="0.009255" calcext:value-type="float">
            <text:p>0.009255</text:p>
          </table:table-cell>
          <table:table-cell office:value-type="float" office:value="0.009621" calcext:value-type="float">
            <text:p>0.00962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15988" calcext:value-type="float">
            <text:p>0.015988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0.010549" calcext:value-type="float">
            <text:p>0.01054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23942" calcext:value-type="float">
            <text:p>0.023942</text:p>
          </table:table-cell>
          <table:table-cell office:value-type="float" office:value="0.011599" calcext:value-type="float">
            <text:p>0.01159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19726" calcext:value-type="float">
            <text:p>0.019726</text:p>
          </table:table-cell>
          <table:table-cell office:value-type="float" office:value="0.0126" calcext:value-type="float">
            <text:p>0.012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21768" calcext:value-type="float">
            <text:p>0.021768</text:p>
          </table:table-cell>
          <table:table-cell office:value-type="float" office:value="0.013639" calcext:value-type="float">
            <text:p>0.01363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14844" calcext:value-type="float">
            <text:p>0.014844</text:p>
          </table:table-cell>
          <table:table-cell office:value-type="float" office:value="0.015929" calcext:value-type="float">
            <text:p>0.0159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05:39.159069509</meta:creation-date>
    <dc:date>2024-08-30T16:15:54.480172530</dc:date>
    <meta:editing-duration>PT4H40M23S</meta:editing-duration>
    <meta:editing-cycles>478</meta:editing-cycles>
    <meta:generator>LibreOffice/7.3.7.2$Linux_X86_64 LibreOffice_project/30$Build-2</meta:generator>
    <meta:document-statistic meta:table-count="1" meta:cell-count="788" meta:object-count="0"/>
  </office:meta>
</office:document-meta>
</file>